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urier New" svg:font-family="'Courier New', monospace"/>
    <style:font-face style:name="Helvetica Neue" svg:font-family="'Helvetica Neue', Helvetica, Arial, sans-serif"/>
    <style:font-face style:name="Lohit Devanagari1" svg:font-family="'Lohit Devanagari'"/>
    <style:font-face style:name="inherit" svg:font-family="inherit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ato" svg:font-family="La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1598in" style:contextual-spacing="false"/>
      <style:text-properties style:font-name="Lato"/>
    </style:style>
    <style:style style:name="P2" style:family="paragraph" style:parent-style-name="Standard">
      <style:paragraph-properties fo:margin-top="0in" fo:margin-bottom="0.1598in" style:contextual-spacing="false"/>
      <style:text-properties style:font-name="Lato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Question 1</text:p>
      <text:p text:style-name="P1">If you want to append content to a file with the normal output of a command, you can use:</text:p>
      <text:p text:style-name="P1">1&gt;</text:p>
      <text:p text:style-name="P1">2&gt;&gt;</text:p>
      <text:p text:style-name="P1">&gt;&gt;</text:p>
      <text:p text:style-name="P1">&gt;</text:p>
      <text:p text:style-name="P1">Question 2</text:p>
      <text:p text:style-name="P1">Many commands that read text files will also read from this stream:</text:p>
      <text:p text:style-name="P1">stdcon</text:p>
      <text:p text:style-name="P1">stderr</text:p>
      <text:p text:style-name="P1">stdin</text:p>
      <text:p text:style-name="P1">stdout</text:p>
      <text:p text:style-name="P1">Question 3</text:p>
      <text:p text:style-name="P1">To redirect the errors that are output by a command, you can use:</text:p>
      <text:p text:style-name="P1">2&amp;</text:p>
      <text:p text:style-name="P1">2@</text:p>
      <text:p text:style-name="P1">2&gt;</text:p>
      <text:p text:style-name="P1">2</text:p>
      <text:p text:style-name="P1">Question 4</text:p>
      <text:p text:style-name="P1">To send the normal and error output of a command to a single file, you can use:</text:p>
      <text:p text:style-name="P1">&gt;</text:p>
      <text:p text:style-name="P1">2&gt;</text:p>
      <text:p text:style-name="P1">1&gt;&amp;</text:p>
      <text:p text:style-name="P1">2&gt;&amp;1</text:p>
      <text:p text:style-name="P1">Question 5</text:p>
      <text:p text:style-name="P1">Two or more commands combined with the vertical bar | character between them form a:</text:p>
      <text:p text:style-name="P1">outputline</text:p>
      <text:p text:style-name="P1">pipeline</text:p>
      <text:p text:style-name="P1">streamline</text:p>
      <text:p text:style-name="P1">command line</text:p>
      <text:p text:style-name="P1"><text:soft-page-break/>Question 6</text:p>
      <text:p text:style-name="P1">Which of the following commands will take the standard error of the echo command cmd1 and put it into the /tmp/output.txt file:</text:p>
      <text:p text:style-name="P1">echo | /tmp/output.txt</text:p>
      <text:p text:style-name="P1">echo 2&gt; /tmp/output.txt</text:p>
      <text:p text:style-name="P1">echo 2 | /tmp/output</text:p>
      <text:p text:style-name="P1">echo &gt; /tmp/output.txt</text:p>
      <text:p text:style-name="P1">Question 7</text:p>
      <text:p text:style-name="P1">Which of the following commands will take the standard output of the echo command and put it into the /tmp/output.txt file:</text:p>
      <text:p text:style-name="P1">echo 2 | /tmp/output</text:p>
      <text:p text:style-name="P1">echo | /tmp/output.txt</text:p>
      <text:p text:style-name="P1">echo &gt; /tmp/output.txt</text:p>
      <text:p text:style-name="P1">echo 2&gt; /tmp/output.txt</text:p>
      <text:p text:style-name="P1">Question 8</text:p>
      <text:p text:style-name="P1">Which two symbols can effectively send stdin to a command?</text:p>
      <text:p text:style-name="P1">(choose two)</text:p>
      <text:p text:style-name="P1">|</text:p>
      <text:p text:style-name="P1">!</text:p>
      <text:p text:style-name="P1">&gt;</text:p>
      <text:p text:style-name="P1">&lt;</text:p>
      <text:p text:style-name="P1">Question 9</text:p>
      <text:p text:style-name="P1">Which command can be used to send the output of a command to both stdout and a file:</text:p>
      <text:p text:style-name="P1">ls | /tmp/output.txt</text:p>
      <text:p text:style-name="P1">ls | tee /tmp/output.txt</text:p>
      <text:p text:style-name="P1">ls 2 | /tmp/output</text:p>
      <text:p text:style-name="P1">ls | echo /tmp/output.txt</text:p>
      <text:p text:style-name="P1">Question 10</text:p>
      <text:p text:style-name="P1">In a command pipeline, the output of one command is sent to another command as output.</text:p>
      <text:p text:style-name="P1">True or False?</text:p>
      <text:p text:style-name="P1">True</text:p>
      <text:p text:style-name="P1"><text:soft-page-break/>False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urier New" svg:font-family="'Courier New', monospace"/>
    <style:font-face style:name="Helvetica Neue" svg:font-family="'Helvetica Neue', Helvetica, Arial, sans-serif"/>
    <style:font-face style:name="Lohit Devanagari1" svg:font-family="'Lohit Devanagari'"/>
    <style:font-face style:name="inherit" svg:font-family="inherit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ato" svg:font-family="La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22T19:50:07.600083834</meta:creation-date>
    <dc:date>2021-11-18T19:06:23.053232791</dc:date>
    <meta:editing-duration>PT13M55S</meta:editing-duration>
    <meta:editing-cycles>10</meta:editing-cycles>
    <meta:generator>LibreOffice/7.1.7.2$Linux_X86_64 LibreOffice_project/10$Build-2</meta:generator>
    <meta:document-statistic meta:table-count="0" meta:image-count="0" meta:object-count="0" meta:page-count="3" meta:paragraph-count="60" meta:word-count="256" meta:character-count="1351" meta:non-whitespace-character-count="1155"/>
  </office:meta>
</office:document-meta>
</file>